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<text:s text:c="2"/>Project Plan Meeting Action Tracker</text:p>
      <text:p text:style-name="Standard"/>
      <text:p text:style-name="P1">Tracker Review/Update Date: <text:span text:style-name="T5">18/02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Project Plan.</text:span></text:p>
      <text:p text:style-name="P1"><text:span text:style-name="T5"><text:tab/></text:span>Meeting Date<text:span text:style-name="T5"><text:tab/> </text:span>:<text:span text:style-name="T5"> 15/02/2013<text:tab/>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2849803881" text:style-name="L1">
              <text:list-item>
                <text:p text:style-name="P6">Create Project Plan for VBooks</text:p>
              </text:list-item>
            </text:list>
          </table:table-cell>
          <table:table-cell table:style-name="Table16.A2" office:value-type="string">
            <text:p text:style-name="P4">Sateesh T</text:p>
          </table:table-cell>
          <table:table-cell table:style-name="Table16.A2" office:value-type="string">
            <text:p text:style-name="P3">18/02/2013<text:tab/></text:p>
          </table:table-cell>
          <table:table-cell table:style-name="Table16.A2" office:value-type="string">
            <text:p text:style-name="Table_20_Contents">Completed.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5T18:20:46</dc:date>
    <dc:creator>jaipal </dc:creator>
    <meta:editing-duration>PT1H56M16S</meta:editing-duration>
    <meta:editing-cycles>120</meta:editing-cycles>
    <meta:document-statistic meta:table-count="1" meta:image-count="1" meta:object-count="0" meta:page-count="1" meta:paragraph-count="18" meta:word-count="53" meta:character-count="370" meta:non-whitespace-character-count="313"/>
  </office:meta>
</office:document-meta>
</file>